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74pt solid #000000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2025-02-13'.D7"/>
      <style:map style:condition="cell-content()=&quot;Exception Rejected&quot;" style:apply-style-name="Orange_20_Fill" style:base-cell-address="'2025-02-13'.D7"/>
      <style:map style:condition="cell-content()=&quot;Compliance Expected&quot;" style:apply-style-name="Light_20_Green_20_Fill" style:base-cell-address="'2025-02-13'.D7"/>
      <style:map style:condition="cell-content()=&quot;Exception Granted&quot;" style:apply-style-name="Dark_20_Green_20_Fill" style:base-cell-address="'2025-02-13'.D7"/>
      <style:map style:condition="cell-content()=&quot;Compliant&quot;" style:apply-style-name="Emerald_20_Fill" style:base-cell-address="'2025-02-13'.D7"/>
      <style:map style:condition="cell-content()=&quot;Not-Applicable&quot;" style:apply-style-name="Note" style:base-cell-address="'2025-02-13'.D7"/>
      <style:map style:condition="cell-content()=&quot;Exception Requested&quot;" style:apply-style-name="Yellow_20_Fill" style:base-cell-address="'2025-02-13'.D7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2025-02-13'.D7"/>
      <style:map style:condition="cell-content()=&quot;Exception Rejected&quot;" style:apply-style-name="Orange_20_Fill" style:base-cell-address="'2025-02-13'.D7"/>
      <style:map style:condition="cell-content()=&quot;Compliance Expected&quot;" style:apply-style-name="Light_20_Green_20_Fill" style:base-cell-address="'2025-02-13'.D7"/>
      <style:map style:condition="cell-content()=&quot;Exception Granted&quot;" style:apply-style-name="Dark_20_Green_20_Fill" style:base-cell-address="'2025-02-13'.D7"/>
      <style:map style:condition="cell-content()=&quot;Compliant&quot;" style:apply-style-name="Emerald_20_Fill" style:base-cell-address="'2025-02-13'.D7"/>
      <style:map style:condition="cell-content()=&quot;Not-Applicable&quot;" style:apply-style-name="Note" style:base-cell-address="'2025-02-13'.D7"/>
      <style:map style:condition="cell-content()=&quot;Exception Requested&quot;" style:apply-style-name="Yellow_20_Fill" style:base-cell-address="'2025-02-13'.D7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2025-02-13'.D7"/>
      <style:map style:condition="cell-content()=&quot;Exception Rejected&quot;" style:apply-style-name="Orange_20_Fill" style:base-cell-address="'2025-02-13'.D7"/>
      <style:map style:condition="cell-content()=&quot;Compliance Expected&quot;" style:apply-style-name="Light_20_Green_20_Fill" style:base-cell-address="'2025-02-13'.D7"/>
      <style:map style:condition="cell-content()=&quot;Exception Granted&quot;" style:apply-style-name="Dark_20_Green_20_Fill" style:base-cell-address="'2025-02-13'.D7"/>
      <style:map style:condition="cell-content()=&quot;Compliant&quot;" style:apply-style-name="Emerald_20_Fill" style:base-cell-address="'2025-02-13'.D7"/>
      <style:map style:condition="cell-content()=&quot;Not-Applicable&quot;" style:apply-style-name="Note" style:base-cell-address="'2025-02-13'.D7"/>
      <style:map style:condition="cell-content()=&quot;Exception Requested&quot;" style:apply-style-name="Yellow_20_Fill" style:base-cell-address="'2025-02-13'.D7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2025-02-13'.D7"/>
      <style:map style:condition="cell-content()=&quot;Exception Rejected&quot;" style:apply-style-name="Orange_20_Fill" style:base-cell-address="'2025-02-13'.D7"/>
      <style:map style:condition="cell-content()=&quot;Compliance Expected&quot;" style:apply-style-name="Light_20_Green_20_Fill" style:base-cell-address="'2025-02-13'.D7"/>
      <style:map style:condition="cell-content()=&quot;Exception Granted&quot;" style:apply-style-name="Dark_20_Green_20_Fill" style:base-cell-address="'2025-02-13'.D7"/>
      <style:map style:condition="cell-content()=&quot;Compliant&quot;" style:apply-style-name="Emerald_20_Fill" style:base-cell-address="'2025-02-13'.D7"/>
      <style:map style:condition="cell-content()=&quot;Not-Applicable&quot;" style:apply-style-name="Note" style:base-cell-address="'2025-02-13'.D7"/>
      <style:map style:condition="cell-content()=&quot;Exception Requested&quot;" style:apply-style-name="Yellow_20_Fill" style:base-cell-address="'2025-02-13'.D7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2025-02-13'.D7"/>
      <style:map style:condition="cell-content()=&quot;Exception Rejected&quot;" style:apply-style-name="Orange_20_Fill" style:base-cell-address="'2025-02-13'.D7"/>
      <style:map style:condition="cell-content()=&quot;Compliance Expected&quot;" style:apply-style-name="Light_20_Green_20_Fill" style:base-cell-address="'2025-02-13'.D7"/>
      <style:map style:condition="cell-content()=&quot;Exception Granted&quot;" style:apply-style-name="Dark_20_Green_20_Fill" style:base-cell-address="'2025-02-13'.D7"/>
      <style:map style:condition="cell-content()=&quot;Compliant&quot;" style:apply-style-name="Emerald_20_Fill" style:base-cell-address="'2025-02-13'.D7"/>
      <style:map style:condition="cell-content()=&quot;Not-Applicable&quot;" style:apply-style-name="Note" style:base-cell-address="'2025-02-13'.D7"/>
      <style:map style:condition="cell-content()=&quot;Exception Requested&quot;" style:apply-style-name="Yellow_20_Fill" style:base-cell-address="'2025-02-13'.D7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2025-02-13'.D7"/>
      <style:map style:condition="cell-content()=&quot;Exception Rejected&quot;" style:apply-style-name="Orange_20_Fill" style:base-cell-address="'2025-02-13'.D7"/>
      <style:map style:condition="cell-content()=&quot;Compliance Expected&quot;" style:apply-style-name="Light_20_Green_20_Fill" style:base-cell-address="'2025-02-13'.D7"/>
      <style:map style:condition="cell-content()=&quot;Exception Granted&quot;" style:apply-style-name="Dark_20_Green_20_Fill" style:base-cell-address="'2025-02-13'.D7"/>
      <style:map style:condition="cell-content()=&quot;Compliant&quot;" style:apply-style-name="Emerald_20_Fill" style:base-cell-address="'2025-02-13'.D7"/>
      <style:map style:condition="cell-content()=&quot;Not-Applicable&quot;" style:apply-style-name="Note" style:base-cell-address="'2025-02-13'.D7"/>
      <style:map style:condition="cell-content()=&quot;Exception Requested&quot;" style:apply-style-name="Yellow_20_Fill" style:base-cell-address="'2025-02-13'.D7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10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2025-02-13_(COPY)'.D7"/>
      <style:map style:condition="cell-content()=&quot;Exception Rejected&quot;" style:apply-style-name="Orange_20_Fill" style:base-cell-address="'2025-02-13_(COPY)'.D7"/>
      <style:map style:condition="cell-content()=&quot;Compliance Expected&quot;" style:apply-style-name="Light_20_Green_20_Fill" style:base-cell-address="'2025-02-13_(COPY)'.D7"/>
      <style:map style:condition="cell-content()=&quot;Exception Granted&quot;" style:apply-style-name="Dark_20_Green_20_Fill" style:base-cell-address="'2025-02-13_(COPY)'.D7"/>
      <style:map style:condition="cell-content()=&quot;Compliant&quot;" style:apply-style-name="Emerald_20_Fill" style:base-cell-address="'2025-02-13_(COPY)'.D7"/>
      <style:map style:condition="cell-content()=&quot;Not-Applicable&quot;" style:apply-style-name="Note" style:base-cell-address="'2025-02-13_(COPY)'.D7"/>
      <style:map style:condition="cell-content()=&quot;Exception Requested&quot;" style:apply-style-name="Yellow_20_Fill" style:base-cell-address="'2025-02-13_(COPY)'.D7"/>
    </style:style>
    <style:style style:name="ce10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2025-02-13_(COPY)'.D7"/>
      <style:map style:condition="cell-content()=&quot;Exception Rejected&quot;" style:apply-style-name="Orange_20_Fill" style:base-cell-address="'2025-02-13_(COPY)'.D7"/>
      <style:map style:condition="cell-content()=&quot;Compliance Expected&quot;" style:apply-style-name="Light_20_Green_20_Fill" style:base-cell-address="'2025-02-13_(COPY)'.D7"/>
      <style:map style:condition="cell-content()=&quot;Exception Granted&quot;" style:apply-style-name="Dark_20_Green_20_Fill" style:base-cell-address="'2025-02-13_(COPY)'.D7"/>
      <style:map style:condition="cell-content()=&quot;Compliant&quot;" style:apply-style-name="Emerald_20_Fill" style:base-cell-address="'2025-02-13_(COPY)'.D7"/>
      <style:map style:condition="cell-content()=&quot;Not-Applicable&quot;" style:apply-style-name="Note" style:base-cell-address="'2025-02-13_(COPY)'.D7"/>
      <style:map style:condition="cell-content()=&quot;Exception Requested&quot;" style:apply-style-name="Yellow_20_Fill" style:base-cell-address="'2025-02-13_(COPY)'.D7"/>
    </style:style>
    <style:style style:name="ce10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2025-02-13_(COPY)'.D7"/>
      <style:map style:condition="cell-content()=&quot;Exception Rejected&quot;" style:apply-style-name="Orange_20_Fill" style:base-cell-address="'2025-02-13_(COPY)'.D7"/>
      <style:map style:condition="cell-content()=&quot;Compliance Expected&quot;" style:apply-style-name="Light_20_Green_20_Fill" style:base-cell-address="'2025-02-13_(COPY)'.D7"/>
      <style:map style:condition="cell-content()=&quot;Exception Granted&quot;" style:apply-style-name="Dark_20_Green_20_Fill" style:base-cell-address="'2025-02-13_(COPY)'.D7"/>
      <style:map style:condition="cell-content()=&quot;Compliant&quot;" style:apply-style-name="Emerald_20_Fill" style:base-cell-address="'2025-02-13_(COPY)'.D7"/>
      <style:map style:condition="cell-content()=&quot;Not-Applicable&quot;" style:apply-style-name="Note" style:base-cell-address="'2025-02-13_(COPY)'.D7"/>
      <style:map style:condition="cell-content()=&quot;Exception Requested&quot;" style:apply-style-name="Yellow_20_Fill" style:base-cell-address="'2025-02-13_(COPY)'.D7"/>
    </style:style>
    <style:style style:name="ce107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2025-02-13_(COPY)'.D7"/>
      <style:map style:condition="cell-content()=&quot;Exception Rejected&quot;" style:apply-style-name="Orange_20_Fill" style:base-cell-address="'2025-02-13_(COPY)'.D7"/>
      <style:map style:condition="cell-content()=&quot;Compliance Expected&quot;" style:apply-style-name="Light_20_Green_20_Fill" style:base-cell-address="'2025-02-13_(COPY)'.D7"/>
      <style:map style:condition="cell-content()=&quot;Exception Granted&quot;" style:apply-style-name="Dark_20_Green_20_Fill" style:base-cell-address="'2025-02-13_(COPY)'.D7"/>
      <style:map style:condition="cell-content()=&quot;Compliant&quot;" style:apply-style-name="Emerald_20_Fill" style:base-cell-address="'2025-02-13_(COPY)'.D7"/>
      <style:map style:condition="cell-content()=&quot;Not-Applicable&quot;" style:apply-style-name="Note" style:base-cell-address="'2025-02-13_(COPY)'.D7"/>
      <style:map style:condition="cell-content()=&quot;Exception Requested&quot;" style:apply-style-name="Yellow_20_Fill" style:base-cell-address="'2025-02-13_(COPY)'.D7"/>
    </style:style>
    <style:style style:name="ce108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2025-02-13_(COPY)'.D7"/>
      <style:map style:condition="cell-content()=&quot;Exception Rejected&quot;" style:apply-style-name="Orange_20_Fill" style:base-cell-address="'2025-02-13_(COPY)'.D7"/>
      <style:map style:condition="cell-content()=&quot;Compliance Expected&quot;" style:apply-style-name="Light_20_Green_20_Fill" style:base-cell-address="'2025-02-13_(COPY)'.D7"/>
      <style:map style:condition="cell-content()=&quot;Exception Granted&quot;" style:apply-style-name="Dark_20_Green_20_Fill" style:base-cell-address="'2025-02-13_(COPY)'.D7"/>
      <style:map style:condition="cell-content()=&quot;Compliant&quot;" style:apply-style-name="Emerald_20_Fill" style:base-cell-address="'2025-02-13_(COPY)'.D7"/>
      <style:map style:condition="cell-content()=&quot;Not-Applicable&quot;" style:apply-style-name="Note" style:base-cell-address="'2025-02-13_(COPY)'.D7"/>
      <style:map style:condition="cell-content()=&quot;Exception Requested&quot;" style:apply-style-name="Yellow_20_Fill" style:base-cell-address="'2025-02-13_(COPY)'.D7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2025-02-13_(COPY)'.D7"/>
      <style:map style:condition="cell-content()=&quot;Exception Rejected&quot;" style:apply-style-name="Orange_20_Fill" style:base-cell-address="'2025-02-13_(COPY)'.D7"/>
      <style:map style:condition="cell-content()=&quot;Compliance Expected&quot;" style:apply-style-name="Light_20_Green_20_Fill" style:base-cell-address="'2025-02-13_(COPY)'.D7"/>
      <style:map style:condition="cell-content()=&quot;Exception Granted&quot;" style:apply-style-name="Dark_20_Green_20_Fill" style:base-cell-address="'2025-02-13_(COPY)'.D7"/>
      <style:map style:condition="cell-content()=&quot;Compliant&quot;" style:apply-style-name="Emerald_20_Fill" style:base-cell-address="'2025-02-13_(COPY)'.D7"/>
      <style:map style:condition="cell-content()=&quot;Not-Applicable&quot;" style:apply-style-name="Note" style:base-cell-address="'2025-02-13_(COPY)'.D7"/>
      <style:map style:condition="cell-content()=&quot;Exception Requested&quot;" style:apply-style-name="Yellow_20_Fill" style:base-cell-address="'2025-02-13_(COPY)'.D7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2025-02-13'.D7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2025-02-13'.D7">
          <table:error-message table:message-type="stop" table:display="true"/>
        </table:content-validation>
      </table:content-validations>
      <table:table table:name="2025-02-1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6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6">
            <text:p>Spec</text:p>
          </table:table-cell>
          <table:table-cell table:style-name="ce34" office:value-type="string" calcext:value-type="string" table:number-columns-spanned="1" table:number-rows-spanned="6">
            <text:p>Requirement </text:p>
          </table:table-cell>
          <table:table-cell table:style-name="ce34" office:value-type="string" calcext:value-type="string" table:number-columns-spanned="1" table:number-rows-spanned="6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4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89"/>
        </table:table-row>
        <table:table-row table:style-name="ro1">
          <table:covered-table-cell table:style-name="ce1"/>
          <table:covered-table-cell table:number-columns-repeated="2" table:style-name="ce34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XingXing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34"/>
          <table:covered-table-cell table:style-name="ce61"/>
          <table:covered-table-cell table:style-name="ce70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table-cell table:style-name="ce34" office:value-type="string" calcext:value-type="string">
            <text:p>Status</text:p>
          </table:table-cell>
          <table:table-cell table:style-name="ce34" office:value-type="string" calcext:value-type="string">
            <text:p>Notes</text:p>
          </table:table-cell>
          <table:table-cell table:style-name="ce89" office:value-type="string" calcext:value-type="string">
            <text:p>Status</text:p>
          </table:table-cell>
          <table:table-cell table:style-name="ce89" office:value-type="string" calcext:value-type="string">
            <text:p>Notes</text:p>
          </table:table-cell>
        </table:table-row>
        <table:table-row table:style-name="ro2">
          <table:covered-table-cell table:number-columns-repeated="3" table:style-name="ce2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4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89"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PSRM-00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string" calcext:value-type="string">
            <text:p>6.C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SuperHero55 or Honeybadger to evaluate (tbd)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59/2500 kb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“create_player_lands” seems to be used without “random_placement”.</text:p>
          </table:table-cell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inherent to “create_player_lands”</text:p>
          </table:table-cell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inherent to “create_player_lands”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Rules changed to allow building class to be constructed anywhere, but because this is a land map, this is fine and will not confuse players.</text:p>
          </table:table-cell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Trees off-grid. Is this intentional?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In some larger map sizes, fortress terrain may engulf player starting locations. Neutral lands with min_placement_distance are recommended to generate these locations. If the position 50 50 bug occurs (due to lack of space), then a land with larger base size at 50 50 with the desire characteristics may be used to override.</text:p>
          </table:table-cell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NOTE: STND-002 was written prior to the discovery of object-oriented forest generation. Forests are not visible on the minimap in the scenario editor, making inspection more difficult. It is presumed by reviewer that object forests were selected to achieve a rounder look.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4+4 BERRIES, 4+2 SHEEP, 3 DEER, no minerals of any known kind. Unclear though since sometimes neutral minerals are close by.</text:p>
          </table:table-cell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Pursuant to section 8.A.</text:p>
          </table:table-cell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No regicide support.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AI would play better I think if ai_info_map_type were specified for Arena so it could delete its own walls.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6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5"/>
          <table:covered-table-cell table:style-name="ce21"/>
          <table:table-cell table:style-name="ce45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104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6"/>
          <table:table-cell table:style-name="ce12" table:formula="of:=COUNTIF([.$D$7:.$D$58];[.A6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2])" office:value-type="float" office:value="6" calcext:value-type="float" table:number-columns-spanned="2" table:number-rows-spanned="1">
            <text:p>6</text:p>
          </table:table-cell>
          <table:covered-table-cell table:style-name="ce46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6"/>
          <table:table-cell table:style-name="ce12" table:formula="of:=COUNTIF([.$D$7:.$D$58];[.A6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3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6"/>
          <table:table-cell table:style-name="ce12" table:formula="of:=COUNTIF([.$D$7:.$D$58];[.A64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7:.$F$58];[.A64])" office:value-type="float" office:value="1" calcext:value-type="float" table:number-columns-spanned="2" table:number-rows-spanned="1">
            <text:p>1</text:p>
          </table:table-cell>
          <table:covered-table-cell table:style-name="ce46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6"/>
          <table:table-cell table:style-name="ce12" table:formula="of:=COUNTIF([.$D$7:.$D$58];[.A6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5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6"/>
          <table:table-cell table:style-name="ce12" table:formula="of:=COUNTIF([.$D$7:.$D$58];[.A66])" office:value-type="float" office:value="33" calcext:value-type="float" table:number-columns-spanned="2" table:number-rows-spanned="1">
            <text:p>33</text:p>
          </table:table-cell>
          <table:covered-table-cell/>
          <table:table-cell table:style-name="ce12" table:formula="of:=COUNTIF([.$F$7:.$F$58];[.A66])" office:value-type="float" office:value="28" calcext:value-type="float" table:number-columns-spanned="2" table:number-rows-spanned="1">
            <text:p>28</text:p>
          </table:table-cell>
          <table:covered-table-cell table:style-name="ce46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6"/>
          <table:table-cell table:style-name="ce12" table:formula="of:=COUNTIF([.$D$7:.$D$58];[.A6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7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calcext:conditional-formats>
          <calcext:conditional-format calcext:target-range-address="'2025-02-13'.D7:'2025-02-13'.D15 '2025-02-13'.D18:'2025-02-13'.D20 '2025-02-13'.D22:'2025-02-13'.D22 '2025-02-13'.D24:'2025-02-13'.D27 '2025-02-13'.D29:'2025-02-13'.D32 '2025-02-13'.D34:'2025-02-13'.D34 '2025-02-13'.D36:'2025-02-13'.D37 '2025-02-13'.D39:'2025-02-13'.D41 '2025-02-13'.D43:'2025-02-13'.D50 '2025-02-13'.D52:'2025-02-13'.D52 '2025-02-13'.D54:'2025-02-13'.D54 '2025-02-13'.D56:'2025-02-13'.D56 '2025-02-13'.D58:'2025-02-13'.D58 '2025-02-13'.F7:'2025-02-13'.F15 '2025-02-13'.F18:'2025-02-13'.F20 '2025-02-13'.F22:'2025-02-13'.F22 '2025-02-13'.F24:'2025-02-13'.F27 '2025-02-13'.F29:'2025-02-13'.F32 '2025-02-13'.F34:'2025-02-13'.F34 '2025-02-13'.F36:'2025-02-13'.F37 '2025-02-13'.F39:'2025-02-13'.F41 '2025-02-13'.F43:'2025-02-13'.F50 '2025-02-13'.F52:'2025-02-13'.F52 '2025-02-13'.F54:'2025-02-13'.F54 '2025-02-13'.F56:'2025-02-13'.F56 '2025-02-13'.F58:'2025-02-13'.F58">
            <calcext:condition calcext:apply-style-name="Red Fill" calcext:value="=&quot;Non-Compliant&quot;" calcext:base-cell-address="'2025-02-13'.D7"/>
            <calcext:condition calcext:apply-style-name="Orange Fill" calcext:value="=&quot;Exception Rejected&quot;" calcext:base-cell-address="'2025-02-13'.D7"/>
            <calcext:condition calcext:apply-style-name="Light Green Fill" calcext:value="=&quot;Compliance Expected&quot;" calcext:base-cell-address="'2025-02-13'.D7"/>
            <calcext:condition calcext:apply-style-name="Dark Green Fill" calcext:value="=&quot;Exception Granted&quot;" calcext:base-cell-address="'2025-02-13'.D7"/>
            <calcext:condition calcext:apply-style-name="Emerald Fill" calcext:value="=&quot;Compliant&quot;" calcext:base-cell-address="'2025-02-13'.D7"/>
            <calcext:condition calcext:apply-style-name="Note" calcext:value="=&quot;Not-Applicable&quot;" calcext:base-cell-address="'2025-02-13'.D7"/>
            <calcext:condition calcext:apply-style-name="Yellow Fill" calcext:value="=&quot;Exception Requested&quot;" calcext:base-cell-address="'2025-02-13'.D7"/>
          </calcext:conditional-format>
        </calcext:conditional-formats>
      </table:table>
      <table:table table:name="2025-02-13_(COPY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106"/>
        <table:table-column table:style-name="co5" table:default-cell-style-name="ce46"/>
        <table:table-column table:style-name="co6" table:default-cell-style-name="ce109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6">
            <text:p>Spec</text:p>
          </table:table-cell>
          <table:table-cell table:style-name="ce34" office:value-type="string" calcext:value-type="string" table:number-columns-spanned="1" table:number-rows-spanned="6">
            <text:p>Requirement </text:p>
          </table:table-cell>
          <table:table-cell table:style-name="ce34" office:value-type="string" calcext:value-type="string" table:number-columns-spanned="1" table:number-rows-spanned="6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4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89"/>
        </table:table-row>
        <table:table-row table:style-name="ro1">
          <table:covered-table-cell table:style-name="ce1"/>
          <table:covered-table-cell table:number-columns-repeated="2" table:style-name="ce34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XingXing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34"/>
          <table:covered-table-cell table:style-name="ce61"/>
          <table:covered-table-cell table:style-name="ce70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table-cell table:style-name="ce34" office:value-type="string" calcext:value-type="string">
            <text:p>Status</text:p>
          </table:table-cell>
          <table:table-cell table:style-name="ce34" office:value-type="string" calcext:value-type="string">
            <text:p>Notes</text:p>
          </table:table-cell>
          <table:table-cell table:style-name="ce89" office:value-type="string" calcext:value-type="string">
            <text:p>Status</text:p>
          </table:table-cell>
          <table:table-cell table:style-name="ce89" office:value-type="string" calcext:value-type="string">
            <text:p>Notes</text:p>
          </table:table-cell>
        </table:table-row>
        <table:table-row table:style-name="ro2">
          <table:covered-table-cell table:number-columns-repeated="3" table:style-name="ce2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4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89"/>
        </table:table-row>
        <table:table-row table:style-name="ro1">
          <table:table-cell table:style-name="ce4"/>
          <table:table-cell table:style-name="ce48" table:number-columns-repeated="2"/>
          <table:table-cell table:style-name="ce103" table:content-validation-name="val1"/>
          <table:table-cell table:style-name="ce68"/>
          <table:table-cell table:style-name="ce107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PSRM-001</text:p>
          </table:table-cell>
          <table:table-cell table:style-name="ce3" table:number-columns-repeated="2"/>
          <table:table-cell table:style-name="ce105" table:content-validation-name="val1"/>
          <table:table-cell table:style-name="ce73"/>
          <table:table-cell table:style-name="ce108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string" calcext:value-type="string">
            <text:p>6.C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SuperHero55 or Honeybadger to evaluate (tbd)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103" table:content-validation-name="val1"/>
          <table:table-cell table:style-name="ce68"/>
          <table:table-cell table:style-name="ce107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105" table:content-validation-name="val1"/>
          <table:table-cell table:style-name="ce73"/>
          <table:table-cell table:style-name="ce108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59/2500 kb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“create_player_lands” seems to be used without “random_placement”.</text:p>
          </table:table-cell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inherent to “create_player_lands”</text:p>
          </table:table-cell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inherent to “create_player_lands”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Rules changed to allow building class to be constructed anywhere, but because this is a land map, this is fine and will not confuse players.</text:p>
          </table:table-cell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Trees off-grid. Is this intentional?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In some larger map sizes, fortress terrain may engulf player starting locations. Neutral lands with min_placement_distance are recommended to generate these locations. If the position 50 50 bug occurs (due to lack of space), then a land with larger base size at 50 50 with the desire characteristics may be used to override.</text:p>
          </table:table-cell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NOTE: STND-002 was written prior to the discovery of object-oriented forest generation. Forests are not visible on the minimap in the scenario editor, making inspection more difficult. It is presumed by reviewer that object forests were selected to achieve a rounder look.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4+4 BERRIES, 4+2 SHEEP, 3 DEER, no minerals of any known kind. Unclear though since sometimes neutral minerals are close by.</text:p>
          </table:table-cell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Pursuant to section 8.A.</text:p>
          </table:table-cell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No regicide support.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AI would play better I think if ai_info_map_type were specified for Arena so it could delete its own walls.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6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5"/>
          <table:covered-table-cell table:style-name="ce21"/>
          <table:table-cell table:style-name="ce45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104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6"/>
          <table:table-cell table:style-name="ce12" table:formula="of:=COUNTIF([.$D$7:.$D$58];[.A6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2])" office:value-type="float" office:value="6" calcext:value-type="float" table:number-columns-spanned="2" table:number-rows-spanned="1">
            <text:p>6</text:p>
          </table:table-cell>
          <table:covered-table-cell table:style-name="ce46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6"/>
          <table:table-cell table:style-name="ce12" table:formula="of:=COUNTIF([.$D$7:.$D$58];[.A6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3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6"/>
          <table:table-cell table:style-name="ce12" table:formula="of:=COUNTIF([.$D$7:.$D$58];[.A64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7:.$F$58];[.A64])" office:value-type="float" office:value="1" calcext:value-type="float" table:number-columns-spanned="2" table:number-rows-spanned="1">
            <text:p>1</text:p>
          </table:table-cell>
          <table:covered-table-cell table:style-name="ce46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6"/>
          <table:table-cell table:style-name="ce12" table:formula="of:=COUNTIF([.$D$7:.$D$58];[.A6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5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6"/>
          <table:table-cell table:style-name="ce12" table:formula="of:=COUNTIF([.$D$7:.$D$58];[.A66])" office:value-type="float" office:value="33" calcext:value-type="float" table:number-columns-spanned="2" table:number-rows-spanned="1">
            <text:p>33</text:p>
          </table:table-cell>
          <table:covered-table-cell/>
          <table:table-cell table:style-name="ce12" table:formula="of:=COUNTIF([.$F$7:.$F$58];[.A66])" office:value-type="float" office:value="28" calcext:value-type="float" table:number-columns-spanned="2" table:number-rows-spanned="1">
            <text:p>28</text:p>
          </table:table-cell>
          <table:covered-table-cell table:style-name="ce46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6"/>
          <table:table-cell table:style-name="ce12" table:formula="of:=COUNTIF([.$D$7:.$D$58];[.A6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7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calcext:conditional-formats>
          <calcext:conditional-format calcext:target-range-address="'2025-02-13_(COPY)'.D7:'2025-02-13_(COPY)'.D15 '2025-02-13_(COPY)'.D18:'2025-02-13_(COPY)'.D20 '2025-02-13_(COPY)'.D22:'2025-02-13_(COPY)'.D22 '2025-02-13_(COPY)'.D24:'2025-02-13_(COPY)'.D27 '2025-02-13_(COPY)'.D29:'2025-02-13_(COPY)'.D32 '2025-02-13_(COPY)'.D34:'2025-02-13_(COPY)'.D34 '2025-02-13_(COPY)'.D36:'2025-02-13_(COPY)'.D37 '2025-02-13_(COPY)'.D39:'2025-02-13_(COPY)'.D41 '2025-02-13_(COPY)'.D43:'2025-02-13_(COPY)'.D50 '2025-02-13_(COPY)'.D52:'2025-02-13_(COPY)'.D52 '2025-02-13_(COPY)'.D54:'2025-02-13_(COPY)'.D54 '2025-02-13_(COPY)'.D56:'2025-02-13_(COPY)'.D56 '2025-02-13_(COPY)'.D58:'2025-02-13_(COPY)'.D58 '2025-02-13_(COPY)'.F7:'2025-02-13_(COPY)'.F15 '2025-02-13_(COPY)'.F18:'2025-02-13_(COPY)'.F20 '2025-02-13_(COPY)'.F22:'2025-02-13_(COPY)'.F22 '2025-02-13_(COPY)'.F24:'2025-02-13_(COPY)'.F27 '2025-02-13_(COPY)'.F29:'2025-02-13_(COPY)'.F32 '2025-02-13_(COPY)'.F34:'2025-02-13_(COPY)'.F34 '2025-02-13_(COPY)'.F36:'2025-02-13_(COPY)'.F37 '2025-02-13_(COPY)'.F39:'2025-02-13_(COPY)'.F41 '2025-02-13_(COPY)'.F43:'2025-02-13_(COPY)'.F50 '2025-02-13_(COPY)'.F52:'2025-02-13_(COPY)'.F52 '2025-02-13_(COPY)'.F54:'2025-02-13_(COPY)'.F54 '2025-02-13_(COPY)'.F56:'2025-02-13_(COPY)'.F56 '2025-02-13_(COPY)'.F58:'2025-02-13_(COPY)'.F58">
            <calcext:condition calcext:apply-style-name="Red Fill" calcext:value="=&quot;Non-Compliant&quot;" calcext:base-cell-address="'2025-02-13_(COPY)'.D7"/>
            <calcext:condition calcext:apply-style-name="Orange Fill" calcext:value="=&quot;Exception Rejected&quot;" calcext:base-cell-address="'2025-02-13_(COPY)'.D7"/>
            <calcext:condition calcext:apply-style-name="Light Green Fill" calcext:value="=&quot;Compliance Expected&quot;" calcext:base-cell-address="'2025-02-13_(COPY)'.D7"/>
            <calcext:condition calcext:apply-style-name="Dark Green Fill" calcext:value="=&quot;Exception Granted&quot;" calcext:base-cell-address="'2025-02-13_(COPY)'.D7"/>
            <calcext:condition calcext:apply-style-name="Emerald Fill" calcext:value="=&quot;Compliant&quot;" calcext:base-cell-address="'2025-02-13_(COPY)'.D7"/>
            <calcext:condition calcext:apply-style-name="Note" calcext:value="=&quot;Not-Applicable&quot;" calcext:base-cell-address="'2025-02-13_(COPY)'.D7"/>
            <calcext:condition calcext:apply-style-name="Yellow Fill" calcext:value="=&quot;Exception Requested&quot;" calcext:base-cell-address="'2025-02-13_(COPY)'.D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14" number:min-decimal-places="14" number:min-integer-digits="1"/>
    </number:number-style>
    <number:number-style style:name="N14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13T15:28:47.505000000</dc:date>
    <meta:editing-duration>P2DT18H17M28S</meta:editing-duration>
    <meta:editing-cycles>223</meta:editing-cycles>
    <meta:generator>LibreOffice/24.8.4.2$Windows_X86_64 LibreOffice_project/bb3cfa12c7b1bf994ecc5649a80400d06cd71002</meta:generator>
    <meta:document-statistic meta:table-count="2" meta:cell-count="386" meta:object-count="0"/>
  </office:meta>
</office:document-meta>
</file>